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6b504" officeooo:paragraph-rsid="0016b504"/>
    </style:style>
    <style:style style:name="P2" style:family="paragraph" style:parent-style-name="Standard">
      <style:text-properties style:font-name="Open Sans" fo:font-weight="bold" officeooo:rsid="0016b504" officeooo:paragraph-rsid="0016b504" style:font-weight-asian="bold" style:font-weight-complex="bold"/>
    </style:style>
    <style:style style:name="P3" style:family="paragraph" style:parent-style-name="Standard">
      <style:text-properties style:font-name="Open Sans" officeooo:rsid="0016b504" officeooo:paragraph-rsid="0016b504"/>
    </style:style>
    <style:style style:name="P4" style:family="paragraph" style:parent-style-name="Standard">
      <style:text-properties style:font-name="Open Sans" officeooo:rsid="0016b504" officeooo:paragraph-rsid="0018cbdf"/>
    </style:style>
    <style:style style:name="P5" style:family="paragraph" style:parent-style-name="Standard">
      <style:text-properties style:font-name="Open Sans" fo:font-weight="bold" officeooo:rsid="0016b504" officeooo:paragraph-rsid="0018cbdf" style:font-weight-asian="bold" style:font-weight-complex="bold"/>
    </style:style>
    <style:style style:name="T1" style:family="text">
      <style:text-properties officeooo:rsid="0018c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HARDWARE</text:p>
      <text:p text:style-name="P1"/>
      <text:p text:style-name="P1">1. Arquitectura de un ordenador</text:p>
      <text:p text:style-name="P1"><text:tab/>1.1. Unidad Central de Proceso (CPU)</text:p>
      <text:p text:style-name="P1"><text:tab/>1.2. Memoria</text:p>
      <text:p text:style-name="P1"><text:tab/>1.3. Buses</text:p>
      <text:p text:style-name="P1"><text:tab/>1.4. Periféricos o dispositivos de entrada/salida</text:p>
      <text:p text:style-name="P1"><text:tab/><text:tab/>1.4.1. Periféricos de entrada</text:p>
      <text:p text:style-name="P1"><text:tab/><text:tab/>1.4.2. Periféricos de salida</text:p>
      <text:p text:style-name="P1"><text:tab/><text:tab/>1.4.3. Periféricos de entrada/salida</text:p>
      <text:p text:style-name="P1"/>
      <text:p text:style-name="P1">2. Carcasa de un ordenador</text:p>
      <text:p text:style-name="P1"/>
      <text:p text:style-name="P1">3. Placa base de un ordenador</text:p>
      <text:p text:style-name="P1"><text:tab/>3.1. Conectores internos y puertos de comunicación</text:p>
      <text:p text:style-name="P1"><text:tab/>3.2. Chipset</text:p>
      <text:p text:style-name="P1"><text:tab/>3.3. Microprocesador</text:p>
      <text:p text:style-name="P1"><text:tab/>3.4. Tarjetas de expansión</text:p>
      <text:p text:style-name="P1"/>
      <text:p text:style-name="P1"/>
      <text:p text:style-name="P5">ARQUITECTURA DE UN ORDENADOR</text:p>
      <text:p text:style-name="P4"/>
      <text:p text:style-name="P4">1. Unidad Central de Proceso (CPU)</text:p>
      <text:p text:style-name="P4"><text:span text:style-name="T1">2</text:span>. Memoria</text:p>
      <text:p text:style-name="P4"><text:span text:style-name="T1">3</text:span>. Buses</text:p>
      <text:p text:style-name="P4"><text:span text:style-name="T1">4</text:span>. Periféricos o dispositivos de entrada/salida</text:p>
      <text:p text:style-name="P4"><text:tab/>4.1. Periféricos de entrada</text:p>
      <text:p text:style-name="P4"><text:tab/>4.2. Periféricos de salida</text:p>
      <text:p text:style-name="P4"><text:tab/>4.3. Periféricos de entrada/sali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8:36:29.559324885</meta:creation-date>
    <dc:date>2019-05-24T12:55:31.560521066</dc:date>
    <meta:editing-duration>PT28M1S</meta:editing-duration>
    <meta:editing-cycles>2</meta:editing-cycles>
    <meta:generator>LibreOffice/6.1.1.2$Linux_X86_64 LibreOffice_project/5d19a1bfa650b796764388cd8b33a5af1f5baa1b</meta:generator>
    <meta:document-statistic meta:table-count="0" meta:image-count="0" meta:object-count="0" meta:page-count="1" meta:paragraph-count="23" meta:word-count="92" meta:character-count="633" meta:non-whitespace-character-count="547"/>
  </office:meta>
</office:document-meta>
</file>